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68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 table:number-columns-repeated="231"/>
        <table:table-column table:style-name="ACOL-0" table:number-columns-repeated="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01X-1W_104-10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2860">
            <text:p>12860</text:p>
          </table:table-cell>
          <table:table-cell table:style-name="ACE-2" office:value-type="float" office:value="65">
            <text:p>65</text:p>
          </table:table-cell>
          <table:table-cell table:style-name="ACE-0" office:value-type="string">
            <text:p>Coralline algae? - N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4.150000000000006">
            <text:p>−84.15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01X-1W_17-2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1530">
            <text:p>1153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3.280000000000001">
            <text:p>−83.28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01X-1W_25-3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1955">
            <text:p>11955</text:p>
          </table:table-cell>
          <table:table-cell table:style-name="ACE-0" office:value-type="float" office:value="68">
            <text:p>68</text:p>
          </table:table-cell>
          <table:table-cell table:style-name="ACE-0" office:value-type="string">
            <text:p>Coralline algae - aA4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3.379999999999995">
            <text:p>−83.38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01X-1W_51-5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2330">
            <text:p>12330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Coralline algae - aA4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3.609999999999999">
            <text:p>−83.61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01X-1W_98-10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2643">
            <text:p>12643</text:p>
          </table:table-cell>
          <table:table-cell table:style-name="ACE-2" office:value-type="float" office:value="158">
            <text:p>158</text:p>
          </table:table-cell>
          <table:table-cell table:style-name="ACE-0" office:value-type="string">
            <text:p>Coral - Platygyra pini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4.109999999999999">
            <text:p>−84.11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03R-1W_4-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4020">
            <text:p>14020</text:p>
          </table:table-cell>
          <table:table-cell table:style-name="ACE-2" office:value-type="float" office:value="30">
            <text:p>3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6.040000000000006">
            <text:p>−86.04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03R-CCW_4-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4680">
            <text:p>14680</text:p>
          </table:table-cell>
          <table:table-cell table:style-name="ACE-2" office:value-type="float" office:value="65">
            <text:p>65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6.040000000000006">
            <text:p>−86.04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04R-1W_7-1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3465">
            <text:p>13465</text:p>
          </table:table-cell>
          <table:table-cell table:style-name="ACE-2" office:value-type="float" office:value="208">
            <text:p>208</text:p>
          </table:table-cell>
          <table:table-cell table:style-name="ACE-0" office:value-type="string">
            <text:p>Coral - Hydnoph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3.519999999999996">
            <text:p>−93.52</text:p>
          </table:table-cell>
          <table:table-cell table:style-name="ACE-0" office:value-type="float" office:value="15.02">
            <text:p>15.02</text:p>
          </table:table-cell>
          <table:table-cell table:style-name="ACE-0" office:value-type="float" office:value="15.02">
            <text:p>15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05R-1W_10-1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4688">
            <text:p>14688</text:p>
          </table:table-cell>
          <table:table-cell table:style-name="ACE-0" office:value-type="float" office:value="99">
            <text:p>99</text:p>
          </table:table-cell>
          <table:table-cell table:style-name="ACE-0" office:value-type="string">
            <text:p>Coral - Platygyr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4.530000000000001">
            <text:p>−94.53</text:p>
          </table:table-cell>
          <table:table-cell table:style-name="ACE-0" office:value-type="float" office:value="15.01">
            <text:p>15.01</text:p>
          </table:table-cell>
          <table:table-cell table:style-name="ACE-0" office:value-type="float" office:value="15.01">
            <text:p>15.01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06R-1W_0-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5577">
            <text:p>15577</text:p>
          </table:table-cell>
          <table:table-cell table:style-name="ACE-0" office:value-type="float" office:value="73">
            <text:p>73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5.41">
            <text:p>−105.41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06R-1W_1-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4980">
            <text:p>14980</text:p>
          </table:table-cell>
          <table:table-cell table:style-name="ACE-2" office:value-type="float" office:value="70">
            <text:p>7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5.41">
            <text:p>−105.41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06R-1W_1-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7146">
            <text:p>17146</text:p>
          </table:table-cell>
          <table:table-cell table:style-name="ACE-2" office:value-type="float" office:value="11">
            <text:p>11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5.48">
            <text:p>−105.48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06R-1W_6-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3687">
            <text:p>13687</text:p>
          </table:table-cell>
          <table:table-cell table:style-name="ACE-0" office:value-type="float" office:value="68">
            <text:p>68</text:p>
          </table:table-cell>
          <table:table-cell table:style-name="ACE-0" office:value-type="string">
            <text:p>Coral - Fungiida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5.47">
            <text:p>−105.47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07R-1W_12-1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7473">
            <text:p>17473</text:p>
          </table:table-cell>
          <table:table-cell table:style-name="ACE-2" office:value-type="float" office:value="15">
            <text:p>15</text:p>
          </table:table-cell>
          <table:table-cell table:style-name="ACE-0" office:value-type="string">
            <text:p>Coral - Acropora (humilis <text:s/>grp.)?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6.53">
            <text:p>−106.53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07R-1W_15-1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5150">
            <text:p>1515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6.56">
            <text:p>−106.56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07R-CCW_0-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5410">
            <text:p>1541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6.66">
            <text:p>−106.66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07R-CCW_5-1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5445">
            <text:p>15445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6.72">
            <text:p>−106.72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08R-1W_3-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5350">
            <text:p>153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7.45">
            <text:p>−107.45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08R-CCW_10-1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5927">
            <text:p>15927</text:p>
          </table:table-cell>
          <table:table-cell table:style-name="ACE-2" office:value-type="float" office:value="71">
            <text:p>71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7.7">
            <text:p>−107.7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09R-1W_12-1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6610">
            <text:p>166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8.34">
            <text:p>−108.34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09R-1W_18-2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7161">
            <text:p>17161</text:p>
          </table:table-cell>
          <table:table-cell table:style-name="ACE-2" office:value-type="float" office:value="80">
            <text:p>8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8.41">
            <text:p>−108.41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09R-CCW_0-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9194">
            <text:p>19194</text:p>
          </table:table-cell>
          <table:table-cell table:style-name="ACE-2" office:value-type="float" office:value="4">
            <text:p>4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8.47">
            <text:p>−108.47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09R-CCW_0-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9207">
            <text:p>19207</text:p>
          </table:table-cell>
          <table:table-cell table:style-name="ACE-2" office:value-type="float" office:value="4">
            <text:p>4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8.47">
            <text:p>−108.47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09R-CCW_7-1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9234">
            <text:p>19234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8.53">
            <text:p>−108.53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09R-CCW_7-1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9239">
            <text:p>19239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8.53">
            <text:p>−108.53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10R-1W_19-2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6945">
            <text:p>16945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9.41">
            <text:p>−109.41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10R-1W_8-1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4122">
            <text:p>14122</text:p>
          </table:table-cell>
          <table:table-cell table:style-name="ACE-0" office:value-type="float" office:value="84">
            <text:p>84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9.29000000000001">
            <text:p>−109.29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11R-1W_11-1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7160">
            <text:p>1716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0.31999999999999">
            <text:p>−110.32</text:p>
          </table:table-cell>
          <table:table-cell table:style-name="ACE-0" office:value-type="float" office:value="5.1600000000000001">
            <text:p>5.16</text:p>
          </table:table-cell>
          <table:table-cell table:style-name="ACE-0" office:value-type="float" office:value="5.1600000000000001">
            <text:p>5.16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11R-1W_15-1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9694">
            <text:p>19694</text:p>
          </table:table-cell>
          <table:table-cell table:style-name="ACE-0" office:value-type="float" office:value="21">
            <text:p>21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0.34999999999999">
            <text:p>−110.35</text:p>
          </table:table-cell>
          <table:table-cell table:style-name="ACE-0" office:value-type="float" office:value="5.1600000000000001">
            <text:p>5.16</text:p>
          </table:table-cell>
          <table:table-cell table:style-name="ACE-0" office:value-type="float" office:value="5.1600000000000001">
            <text:p>5.16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12R-1W_12-2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6927">
            <text:p>16927</text:p>
          </table:table-cell>
          <table:table-cell table:style-name="ACE-0" office:value-type="float" office:value="96">
            <text:p>96</text:p>
          </table:table-cell>
          <table:table-cell table:style-name="ACE-0" office:value-type="string">
            <text:p>Coral - Unknow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1.86">
            <text:p>−111.86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12R-1W_3-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7450">
            <text:p>174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1.75">
            <text:p>−111.75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12R-1W_7-1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7055">
            <text:p>1705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1.78">
            <text:p>−111.78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12R-1W_7-10B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6978">
            <text:p>16978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1.78">
            <text:p>−111.78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13R-1W_21-2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0514">
            <text:p>20514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93000000000001">
            <text:p>−112.9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13R-1W_24-3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6923">
            <text:p>16923</text:p>
          </table:table-cell>
          <table:table-cell table:style-name="ACE-2" office:value-type="float" office:value="96">
            <text:p>96</text:p>
          </table:table-cell>
          <table:table-cell table:style-name="ACE-0" office:value-type="string">
            <text:p>Coral - Unknow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97">
            <text:p>−112.97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13R-CCW_0-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7540">
            <text:p>1754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3.05">
            <text:p>−113.05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13R-CCW_7-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7730">
            <text:p>1773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3.09999999999999">
            <text:p>−113.1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15R-1W_1-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20936">
            <text:p>20936</text:p>
          </table:table-cell>
          <table:table-cell table:style-name="ACE-2" office:value-type="float" office:value="17">
            <text:p>17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9.719999999999999">
            <text:p>−99.72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15R-1W_27-2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20812">
            <text:p>20812</text:p>
          </table:table-cell>
          <table:table-cell table:style-name="ACE-2" office:value-type="float" office:value="9">
            <text:p>9</text:p>
          </table:table-cell>
          <table:table-cell table:style-name="ACE-0" office:value-type="string">
            <text:p>Coral - Isopora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9.980000000000004">
            <text:p>−99.98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15R-1W_30-3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0843">
            <text:p>20843</text:p>
          </table:table-cell>
          <table:table-cell table:style-name="ACE-0" office:value-type="float" office:value="21">
            <text:p>21</text:p>
          </table:table-cell>
          <table:table-cell table:style-name="ACE-0" office:value-type="string">
            <text:p>Coral - Isopora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.01000000000001">
            <text:p>−100.01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15R-1W_33-3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0899">
            <text:p>20899</text:p>
          </table:table-cell>
          <table:table-cell table:style-name="ACE-0" office:value-type="float" office:value="14">
            <text:p>14</text:p>
          </table:table-cell>
          <table:table-cell table:style-name="ACE-0" office:value-type="string">
            <text:p>Coral - Isopora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.05">
            <text:p>−100.05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15R-1W_42-4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20930">
            <text:p>20930</text:p>
          </table:table-cell>
          <table:table-cell table:style-name="ACE-2" office:value-type="float" office:value="4">
            <text:p>4</text:p>
          </table:table-cell>
          <table:table-cell table:style-name="ACE-0" office:value-type="string">
            <text:p>Coral - Isopora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.15000000000001">
            <text:p>−100.15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15R-CCW_7-1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8265">
            <text:p>1826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Coralline algae - aA3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.26000000000001">
            <text:p>−100.26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16R-1W_41-4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8390">
            <text:p>1839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 - aA3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12">
            <text:p>−101.12</text:p>
          </table:table-cell>
          <table:table-cell table:style-name="ACE-0" office:value-type="float" office:value="20.010000000000002">
            <text:p>20.01</text:p>
          </table:table-cell>
          <table:table-cell table:style-name="ACE-0" office:value-type="float" office:value="20.010000000000002">
            <text:p>20.01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16R-1W_5-1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21046">
            <text:p>21046</text:p>
          </table:table-cell>
          <table:table-cell table:style-name="ACE-2" office:value-type="float" office:value="7">
            <text:p>7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.79000000000001">
            <text:p>−100.79</text:p>
          </table:table-cell>
          <table:table-cell table:style-name="ACE-0" office:value-type="float" office:value="20.010000000000002">
            <text:p>20.01</text:p>
          </table:table-cell>
          <table:table-cell table:style-name="ACE-0" office:value-type="float" office:value="20.010000000000002">
            <text:p>20.01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16R-1W_5-1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21094">
            <text:p>21094</text:p>
          </table:table-cell>
          <table:table-cell table:style-name="ACE-2" office:value-type="float" office:value="6">
            <text:p>6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.79000000000001">
            <text:p>−100.79</text:p>
          </table:table-cell>
          <table:table-cell table:style-name="ACE-0" office:value-type="float" office:value="20.010000000000002">
            <text:p>20.01</text:p>
          </table:table-cell>
          <table:table-cell table:style-name="ACE-0" office:value-type="float" office:value="20.010000000000002">
            <text:p>20.01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17R-1W_3-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7854">
            <text:p>17854</text:p>
          </table:table-cell>
          <table:table-cell table:style-name="ACE-2" office:value-type="float" office:value="104">
            <text:p>104</text:p>
          </table:table-cell>
          <table:table-cell table:style-name="ACE-0" office:value-type="string">
            <text:p>Coral - Seriatopor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73999999999999">
            <text:p>−101.74</text:p>
          </table:table-cell>
          <table:table-cell table:style-name="ACE-0" office:value-type="float" office:value="20.010000000000002">
            <text:p>20.01</text:p>
          </table:table-cell>
          <table:table-cell table:style-name="ACE-0" office:value-type="float" office:value="20.010000000000002">
            <text:p>20.01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18R-1W_14-1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8465">
            <text:p>1846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Coralline algae? - aA3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86">
            <text:p>−101.86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19R-1W_0-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22168">
            <text:p>22168</text:p>
          </table:table-cell>
          <table:table-cell table:style-name="ACE-2" office:value-type="float" office:value="5">
            <text:p>5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2.72">
            <text:p>−102.72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19R-1W_17-1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8620">
            <text:p>1862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2.88">
            <text:p>−102.88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20R-1W_10-1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9015">
            <text:p>19015</text:p>
          </table:table-cell>
          <table:table-cell table:style-name="ACE-2" office:value-type="float" office:value="70">
            <text:p>70</text:p>
          </table:table-cell>
          <table:table-cell table:style-name="ACE-0" office:value-type="string">
            <text:p>Bioclast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3.81999999999999">
            <text:p>−103.82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20R-1W_50-5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8834">
            <text:p>18834</text:p>
          </table:table-cell>
          <table:table-cell table:style-name="ACE-2" office:value-type="float" office:value="73">
            <text:p>73</text:p>
          </table:table-cell>
          <table:table-cell table:style-name="ACE-0" office:value-type="string">
            <text:p>Coralline algae - aA3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4.22">
            <text:p>−104.22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21R-1W_9-1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22411">
            <text:p>22411</text:p>
          </table:table-cell>
          <table:table-cell table:style-name="ACE-2" office:value-type="float" office:value="5">
            <text:p>5</text:p>
          </table:table-cell>
          <table:table-cell table:style-name="ACE-0" office:value-type="string">
            <text:p>Coral - Favites (F. abdita gr.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4.81">
            <text:p>−104.81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25R-2W_2-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3600">
            <text:p>2360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Coral - Porites/Monti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29.88">
            <text:p>−129.88</text:p>
          </table:table-cell>
          <table:table-cell table:style-name="ACE-0" office:value-type="float" office:value="0.76000000000000001">
            <text:p>0.76</text:p>
          </table:table-cell>
          <table:table-cell table:style-name="ACE-0" office:value-type="float" office:value="0.76000000000000001">
            <text:p>0.76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25R-CCW_2-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3224">
            <text:p>23224</text:p>
          </table:table-cell>
          <table:table-cell table:style-name="ACE-0" office:value-type="float" office:value="113">
            <text:p>113</text:p>
          </table:table-cell>
          <table:table-cell table:style-name="ACE-0" office:value-type="string">
            <text:p>Coral? - Unknown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29.88">
            <text:p>−129.88</text:p>
          </table:table-cell>
          <table:table-cell table:style-name="ACE-0" office:value-type="float" office:value="0.76000000000000001">
            <text:p>0.76</text:p>
          </table:table-cell>
          <table:table-cell table:style-name="ACE-0" office:value-type="float" office:value="0.76000000000000001">
            <text:p>0.76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26X-CCW_5-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4274">
            <text:p>24274</text:p>
          </table:table-cell>
          <table:table-cell table:style-name="ACE-0" office:value-type="float" office:value="82">
            <text:p>82</text:p>
          </table:table-cell>
          <table:table-cell table:style-name="ACE-0" office:value-type="string">
            <text:p>Bioclast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30.77000000000001">
            <text:p>−130.77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27R-1W_24-2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27486">
            <text:p>27486</text:p>
          </table:table-cell>
          <table:table-cell table:style-name="ACE-2" office:value-type="float" office:value="167">
            <text:p>167</text:p>
          </table:table-cell>
          <table:table-cell table:style-name="ACE-0" office:value-type="string">
            <text:p>Coral - Porites/Montipora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31.94999999999999">
            <text:p>−131.95</text:p>
          </table:table-cell>
          <table:table-cell table:style-name="ACE-0" office:value-type="float" office:value="0.26000000000000001">
            <text:p>0.26</text:p>
          </table:table-cell>
          <table:table-cell table:style-name="ACE-0" office:value-type="float" office:value="0.26000000000000001">
            <text:p>0.26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A-02R-1W_1-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0875">
            <text:p>10875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Coral - Unknow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5.620000000000005">
            <text:p>−95.62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A-02R-1W_17-2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3690">
            <text:p>1369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Coralline algae - aA3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5.790000000000006">
            <text:p>−95.79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A-02R-1W_17-21B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3809">
            <text:p>13809</text:p>
          </table:table-cell>
          <table:table-cell table:style-name="ACE-2" office:value-type="float" office:value="51">
            <text:p>51</text:p>
          </table:table-cell>
          <table:table-cell table:style-name="ACE-0" office:value-type="string">
            <text:p>Coralline algae - aA3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5.780000000000001">
            <text:p>−95.78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A-02R-1W_26-3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4110">
            <text:p>141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1.88">
            <text:p>−111.88</text:p>
          </table:table-cell>
          <table:table-cell table:style-name="ACE-0" office:value-type="float" office:value="5.1600000000000001">
            <text:p>5.16</text:p>
          </table:table-cell>
          <table:table-cell table:style-name="ACE-0" office:value-type="float" office:value="5.1600000000000001">
            <text:p>5.16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A-03R-1W_114-11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5240">
            <text:p>1524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4.45999999999999">
            <text:p>−114.46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A-03R-1W_22-2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4750">
            <text:p>1475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3.53">
            <text:p>−113.53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A-03R-1W_31-4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4950">
            <text:p>1495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?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3.66">
            <text:p>−113.66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A-03R-1W_56-6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4871">
            <text:p>14871</text:p>
          </table:table-cell>
          <table:table-cell table:style-name="ACE-2" office:value-type="float" office:value="57">
            <text:p>57</text:p>
          </table:table-cell>
          <table:table-cell table:style-name="ACE-0" office:value-type="string">
            <text:p>Coral - Seriatopor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3.88">
            <text:p>−113.88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A-03R-1W_70-7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5015">
            <text:p>1501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4.04000000000001">
            <text:p>−114.04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A-03R-1W_79-8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5070">
            <text:p>1507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4.12">
            <text:p>−114.12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A-03R-1W_83-9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5320">
            <text:p>153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4.17">
            <text:p>−114.17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A-03R-AW_63-6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4899">
            <text:p>14899</text:p>
          </table:table-cell>
          <table:table-cell table:style-name="ACE-2" office:value-type="float" office:value="81">
            <text:p>81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3.94">
            <text:p>−113.94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B-01R-1W_5-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1640">
            <text:p>11640</text:p>
          </table:table-cell>
          <table:table-cell table:style-name="ACE-2" office:value-type="float" office:value="30">
            <text:p>30</text:p>
          </table:table-cell>
          <table:table-cell table:style-name="ACE-0" office:value-type="string">
            <text:p>Coral - Unknow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3.65000000000001">
            <text:p>−113.65</text:p>
          </table:table-cell>
          <table:table-cell table:style-name="ACE-0" office:value-type="float" office:value="2.9700000000000002">
            <text:p>2.97</text:p>
          </table:table-cell>
          <table:table-cell table:style-name="ACE-0" office:value-type="float" office:value="2.9700000000000002">
            <text:p>2.97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B-01R-CCW_5-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0694">
            <text:p>10694</text:p>
          </table:table-cell>
          <table:table-cell table:style-name="ACE-0" office:value-type="float" office:value="63">
            <text:p>63</text:p>
          </table:table-cell>
          <table:table-cell table:style-name="ACE-0" office:value-type="string">
            <text:p>Coral - Unknow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3.65000000000001">
            <text:p>−113.65</text:p>
          </table:table-cell>
          <table:table-cell table:style-name="ACE-0" office:value-type="float" office:value="2.9700000000000002">
            <text:p>2.97</text:p>
          </table:table-cell>
          <table:table-cell table:style-name="ACE-0" office:value-type="float" office:value="2.9700000000000002">
            <text:p>2.97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B-03R-1W_7-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5385">
            <text:p>15385</text:p>
          </table:table-cell>
          <table:table-cell table:style-name="ACE-2" office:value-type="float" office:value="90">
            <text:p>90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9.91">
            <text:p>−109.91</text:p>
          </table:table-cell>
          <table:table-cell table:style-name="ACE-0" office:value-type="float" office:value="10.529999999999999">
            <text:p>10.53</text:p>
          </table:table-cell>
          <table:table-cell table:style-name="ACE-0" office:value-type="float" office:value="10.529999999999999">
            <text:p>10.5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B-03R-1W_7-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5650">
            <text:p>1565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9.91">
            <text:p>−109.91</text:p>
          </table:table-cell>
          <table:table-cell table:style-name="ACE-0" office:value-type="float" office:value="10.529999999999999">
            <text:p>10.53</text:p>
          </table:table-cell>
          <table:table-cell table:style-name="ACE-0" office:value-type="float" office:value="10.529999999999999">
            <text:p>10.5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B-04R-1W_0-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7005">
            <text:p>1700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8.27">
            <text:p>−118.27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B-04R-1W_16-1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6816">
            <text:p>16816</text:p>
          </table:table-cell>
          <table:table-cell table:style-name="ACE-2" office:value-type="float" office:value="129">
            <text:p>129</text:p>
          </table:table-cell>
          <table:table-cell table:style-name="ACE-0" office:value-type="string">
            <text:p>Coralline algae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8.41">
            <text:p>−118.4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B-04R-1W_20-2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7132">
            <text:p>17132</text:p>
          </table:table-cell>
          <table:table-cell table:style-name="ACE-2" office:value-type="float" office:value="68">
            <text:p>68</text:p>
          </table:table-cell>
          <table:table-cell table:style-name="ACE-0" office:value-type="string">
            <text:p>Coral - Moni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8.45">
            <text:p>−118.45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B-04R-1W_3-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6995">
            <text:p>16995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8.28">
            <text:p>−118.28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4B-04R-2W_2-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20100">
            <text:p>20100</text:p>
          </table:table-cell>
          <table:table-cell table:style-name="ACE-2" office:value-type="float" office:value="200">
            <text:p>20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8.73">
            <text:p>−118.73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B-05R-1W_0-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6810">
            <text:p>1681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8.65000000000001">
            <text:p>−118.65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B-05R-1W_13-1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7266">
            <text:p>17266</text:p>
          </table:table-cell>
          <table:table-cell table:style-name="ACE-2" office:value-type="float" office:value="63">
            <text:p>63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8.78">
            <text:p>−118.78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4B-05R-1W_1-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9910">
            <text:p>19910</text:p>
          </table:table-cell>
          <table:table-cell table:style-name="ACE-2" office:value-type="float" office:value="37">
            <text:p>37</text:p>
          </table:table-cell>
          <table:table-cell table:style-name="ACE-0" office:value-type="string">
            <text:p>Coral - Monti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8.76000000000001">
            <text:p>−118.76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B-06R-1W_105-10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7612">
            <text:p>17612</text:p>
          </table:table-cell>
          <table:table-cell table:style-name="ACE-2" office:value-type="float" office:value="54">
            <text:p>54</text:p>
          </table:table-cell>
          <table:table-cell table:style-name="ACE-0" office:value-type="string">
            <text:p>Coral - Monti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4.79000000000001">
            <text:p>−124.79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B-06R-1W_23-2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7483">
            <text:p>17483</text:p>
          </table:table-cell>
          <table:table-cell table:style-name="ACE-2" office:value-type="float" office:value="63">
            <text:p>63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8.98">
            <text:p>−118.98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B-06R-1W_28-3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6950">
            <text:p>16950</text:p>
          </table:table-cell>
          <table:table-cell table:style-name="ACE-2" office:value-type="float" office:value="71">
            <text:p>71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9.04000000000001">
            <text:p>−119.04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B-06R-1W_54-5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7270">
            <text:p>1727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9.28">
            <text:p>−119.28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B-06R-1W_64-6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7450">
            <text:p>1745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9.39">
            <text:p>−119.39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B-06R-1W_64-6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7410">
            <text:p>17410</text:p>
          </table:table-cell>
          <table:table-cell table:style-name="ACE-2" office:value-type="float" office:value="92">
            <text:p>92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9.39">
            <text:p>−119.39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B-06R-1W_64-67B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7400">
            <text:p>17400</text:p>
          </table:table-cell>
          <table:table-cell table:style-name="ACE-0" office:value-type="float" office:value="63">
            <text:p>63</text:p>
          </table:table-cell>
          <table:table-cell table:style-name="ACE-0" office:value-type="string">
            <text:p>Coralline algae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9.39">
            <text:p>−119.39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B-07R-1W_16-1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7833">
            <text:p>17833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5.41">
            <text:p>−125.4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B-07R-1W_23-2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7935">
            <text:p>17935</text:p>
          </table:table-cell>
          <table:table-cell table:style-name="ACE-2" office:value-type="float" office:value="55">
            <text:p>55</text:p>
          </table:table-cell>
          <table:table-cell table:style-name="ACE-0" office:value-type="string">
            <text:p>Coralline algae? - aA3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5.48">
            <text:p>−125.48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4B-07R-1W_5-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20472">
            <text:p>20472</text:p>
          </table:table-cell>
          <table:table-cell table:style-name="ACE-2" office:value-type="float" office:value="78">
            <text:p>78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5.3">
            <text:p>−125.3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B-08R-2W_15-1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9131">
            <text:p>19131</text:p>
          </table:table-cell>
          <table:table-cell table:style-name="ACE-2" office:value-type="float" office:value="96">
            <text:p>96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7.97">
            <text:p>−127.97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B-08R-2W_25-2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8855">
            <text:p>18855</text:p>
          </table:table-cell>
          <table:table-cell table:style-name="ACE-2" office:value-type="float" office:value="60">
            <text:p>60</text:p>
          </table:table-cell>
          <table:table-cell table:style-name="ACE-0" office:value-type="string">
            <text:p>Coralline algae? - aA3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8.06999999999999">
            <text:p>−128.07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B-08R-2W_73-7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8701">
            <text:p>18701</text:p>
          </table:table-cell>
          <table:table-cell table:style-name="ACE-2" office:value-type="float" office:value="99">
            <text:p>99</text:p>
          </table:table-cell>
          <table:table-cell table:style-name="ACE-0" office:value-type="string">
            <text:p>Coral - Cyphast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8.53999999999999">
            <text:p>−128.54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B-08R-2W_75-8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9500">
            <text:p>19500</text:p>
          </table:table-cell>
          <table:table-cell table:style-name="ACE-2" office:value-type="float" office:value="65">
            <text:p>65</text:p>
          </table:table-cell>
          <table:table-cell table:style-name="ACE-0" office:value-type="string">
            <text:p>Coral - Dipsastre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8.56999999999999">
            <text:p>−128.57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4B-09R-1W_14-2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0326">
            <text:p>20326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Coral - Acropora (humilis <text:s/>grp.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29.61000000000001">
            <text:p>−129.61</text:p>
          </table:table-cell>
          <table:table-cell table:style-name="ACE-0" office:value-type="float" office:value="2.23">
            <text:p>2.23</text:p>
          </table:table-cell>
          <table:table-cell table:style-name="ACE-0" office:value-type="float" office:value="2.23">
            <text:p>2.2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B-09R-1W_56-5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20340">
            <text:p>20340</text:p>
          </table:table-cell>
          <table:table-cell table:style-name="ACE-2" office:value-type="float" office:value="120">
            <text:p>120</text:p>
          </table:table-cell>
          <table:table-cell table:style-name="ACE-0" office:value-type="string">
            <text:p>Bioclast - Halimed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30">
            <text:p>−130</text:p>
          </table:table-cell>
          <table:table-cell table:style-name="ACE-0" office:value-type="float" office:value="2.23">
            <text:p>2.23</text:p>
          </table:table-cell>
          <table:table-cell table:style-name="ACE-0" office:value-type="float" office:value="2.23">
            <text:p>2.2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1R-1W_41-4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2385">
            <text:p>1238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2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6.180000000000007">
            <text:p>−86.18</text:p>
          </table:table-cell>
          <table:table-cell table:style-name="ACE-0" office:value-type="float" office:value="10.23">
            <text:p>10.23</text:p>
          </table:table-cell>
          <table:table-cell table:style-name="ACE-0" office:value-type="float" office:value="10.23">
            <text:p>10.2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1R-1W_56-5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2650">
            <text:p>12650</text:p>
          </table:table-cell>
          <table:table-cell table:style-name="ACE-2" office:value-type="float" office:value="60">
            <text:p>60</text:p>
          </table:table-cell>
          <table:table-cell table:style-name="ACE-0" office:value-type="string">
            <text:p>Coralline algae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6.310000000000002">
            <text:p>−86.31</text:p>
          </table:table-cell>
          <table:table-cell table:style-name="ACE-0" office:value-type="float" office:value="10.23">
            <text:p>10.23</text:p>
          </table:table-cell>
          <table:table-cell table:style-name="ACE-0" office:value-type="float" office:value="10.23">
            <text:p>10.2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1R-2W_4-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2620">
            <text:p>12620</text:p>
          </table:table-cell>
          <table:table-cell table:style-name="ACE-2" office:value-type="float" office:value="30">
            <text:p>30</text:p>
          </table:table-cell>
          <table:table-cell table:style-name="ACE-0" office:value-type="string">
            <text:p>Coral - Porites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6.510000000000005">
            <text:p>−86.51</text:p>
          </table:table-cell>
          <table:table-cell table:style-name="ACE-0" office:value-type="float" office:value="10.23">
            <text:p>10.23</text:p>
          </table:table-cell>
          <table:table-cell table:style-name="ACE-0" office:value-type="float" office:value="10.23">
            <text:p>10.2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1R-CCW_4-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2820">
            <text:p>12820</text:p>
          </table:table-cell>
          <table:table-cell table:style-name="ACE-2" office:value-type="float" office:value="60">
            <text:p>60</text:p>
          </table:table-cell>
          <table:table-cell table:style-name="ACE-0" office:value-type="string">
            <text:p>Coral - Merulinidae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6.510000000000005">
            <text:p>−86.51</text:p>
          </table:table-cell>
          <table:table-cell table:style-name="ACE-0" office:value-type="float" office:value="10.23">
            <text:p>10.23</text:p>
          </table:table-cell>
          <table:table-cell table:style-name="ACE-0" office:value-type="float" office:value="10.23">
            <text:p>10.2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2R-1W_0-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165">
            <text:p>1316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290000000000006">
            <text:p>−96.29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2R-1W_23-32A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281">
            <text:p>13281</text:p>
          </table:table-cell>
          <table:table-cell table:style-name="ACE-2" office:value-type="float" office:value="76">
            <text:p>76</text:p>
          </table:table-cell>
          <table:table-cell table:style-name="ACE-0" office:value-type="string">
            <text:p>Coral - Acropora gr. humi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519999999999996">
            <text:p>−96.52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2R-1W_23-32B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354">
            <text:p>13354</text:p>
          </table:table-cell>
          <table:table-cell table:style-name="ACE-2" office:value-type="float" office:value="129">
            <text:p>129</text:p>
          </table:table-cell>
          <table:table-cell table:style-name="ACE-0" office:value-type="string">
            <text:p>Coral - Acropora gr. humi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519999999999996">
            <text:p>−96.52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2R-1W_2-7A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074">
            <text:p>13074</text:p>
          </table:table-cell>
          <table:table-cell table:style-name="ACE-2" office:value-type="float" office:value="46">
            <text:p>46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290000000000006">
            <text:p>−96.29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2R-1W_2-7B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2950">
            <text:p>12950</text:p>
          </table:table-cell>
          <table:table-cell table:style-name="ACE-0" office:value-type="float" office:value="52">
            <text:p>52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290000000000006">
            <text:p>−96.29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2R-1W_41-4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255">
            <text:p>1325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680000000000007">
            <text:p>−96.68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2R-1W_41-4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324">
            <text:p>13324</text:p>
          </table:table-cell>
          <table:table-cell table:style-name="ACE-2" office:value-type="float" office:value="76">
            <text:p>76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680000000000007">
            <text:p>−96.68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2R-1W_49-5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498">
            <text:p>13498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760000000000005">
            <text:p>−96.76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2R-1W_56-5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3670">
            <text:p>136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oral - Acropora or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819999999999993">
            <text:p>−96.82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5A-02R-1W_8-1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5264">
            <text:p>15264</text:p>
          </table:table-cell>
          <table:table-cell table:style-name="ACE-2" office:value-type="float" office:value="69">
            <text:p>69</text:p>
          </table:table-cell>
          <table:table-cell table:style-name="ACE-0" office:value-type="string">
            <text:p>Coral - Acropora (humils <text:s/>grp.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379999999999995">
            <text:p>−96.38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3R-1W_0-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505">
            <text:p>1350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Acropora gr. humilis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280000000000001">
            <text:p>−97.28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3R-1W_101-10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535">
            <text:p>1353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280000000000001">
            <text:p>−98.28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3R-1W_123-12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3800">
            <text:p>138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oral - Stylophora pistil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5.989999999999995">
            <text:p>−95.99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5A-03R-1W_17-3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5314">
            <text:p>15314</text:p>
          </table:table-cell>
          <table:table-cell table:style-name="ACE-2" office:value-type="float" office:value="27">
            <text:p>27</text:p>
          </table:table-cell>
          <table:table-cell table:style-name="ACE-0" office:value-type="string">
            <text:p>Coral - Acropora (humils <text:s/>grp.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480000000000004">
            <text:p>−97.48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3R-1W_38-4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435">
            <text:p>1343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670000000000002">
            <text:p>−97.67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5A-03R-1W_46-5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5570">
            <text:p>15570</text:p>
          </table:table-cell>
          <table:table-cell table:style-name="ACE-2" office:value-type="float" office:value="72">
            <text:p>72</text:p>
          </table:table-cell>
          <table:table-cell table:style-name="ACE-0" office:value-type="string">
            <text:p>Coral - Acropora (humilis gpr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730000000000004">
            <text:p>−97.73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3R-1W_46-5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641">
            <text:p>13641</text:p>
          </table:table-cell>
          <table:table-cell table:style-name="ACE-2" office:value-type="float" office:value="130">
            <text:p>130</text:p>
          </table:table-cell>
          <table:table-cell table:style-name="ACE-0" office:value-type="string">
            <text:p>Coral - Acropora gr. humi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75">
            <text:p>−97.75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3R-1W_64-7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545">
            <text:p>1354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930000000000007">
            <text:p>−97.93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3R-1W_7-1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290">
            <text:p>1329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340000000000003">
            <text:p>−97.34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3R-1W_71-7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465">
            <text:p>1346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980000000000004">
            <text:p>−97.98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3R-1W_75-7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835">
            <text:p>1383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019999999999996">
            <text:p>−98.02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3R-1W_83-10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655">
            <text:p>1365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Acropora gr. humi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170000000000002">
            <text:p>−98.17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3R-2W_10-1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680">
            <text:p>1368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200000000000003">
            <text:p>−96.2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3R-2W_23-2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789">
            <text:p>13789</text:p>
          </table:table-cell>
          <table:table-cell table:style-name="ACE-2" office:value-type="float" office:value="53">
            <text:p>53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319999999999993">
            <text:p>−96.32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3R-2W_30-33A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654">
            <text:p>13654</text:p>
          </table:table-cell>
          <table:table-cell table:style-name="ACE-2" office:value-type="float" office:value="67">
            <text:p>67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379999999999995">
            <text:p>−96.38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3R-2W_30-33Algae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596">
            <text:p>13596</text:p>
          </table:table-cell>
          <table:table-cell table:style-name="ACE-2" office:value-type="float" office:value="84">
            <text:p>84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379999999999995">
            <text:p>−96.38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3R-2W_32-3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595">
            <text:p>1359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400000000000006">
            <text:p>−96.4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3R-2W_48-5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4040">
            <text:p>14040</text:p>
          </table:table-cell>
          <table:table-cell table:style-name="ACE-2" office:value-type="float" office:value="70">
            <text:p>70</text:p>
          </table:table-cell>
          <table:table-cell table:style-name="ACE-0" office:value-type="string">
            <text:p>Coral - Seriat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560000000000002">
            <text:p>−96.5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3R-2W_80-84A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4106">
            <text:p>14106</text:p>
          </table:table-cell>
          <table:table-cell table:style-name="ACE-2" office:value-type="float" office:value="76">
            <text:p>76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890000000000001">
            <text:p>−96.89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3R-2W_80-84B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4150">
            <text:p>14150</text:p>
          </table:table-cell>
          <table:table-cell table:style-name="ACE-0" office:value-type="float" office:value="93">
            <text:p>93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890000000000001">
            <text:p>−96.89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3R-2W_87-9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4175">
            <text:p>14175</text:p>
          </table:table-cell>
          <table:table-cell table:style-name="ACE-2" office:value-type="float" office:value="545">
            <text:p>5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950000000000003">
            <text:p>−96.95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5A-04R-1W_0-1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5883">
            <text:p>15883</text:p>
          </table:table-cell>
          <table:table-cell table:style-name="ACE-2" office:value-type="float" office:value="22">
            <text:p>22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829999999999998">
            <text:p>−97.83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5A-04R-1W_0-1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5942">
            <text:p>15942</text:p>
          </table:table-cell>
          <table:table-cell table:style-name="ACE-2" office:value-type="float" office:value="12">
            <text:p>12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829999999999998">
            <text:p>−97.83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5A-04R-1W_0-1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5974">
            <text:p>15974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829999999999998">
            <text:p>−97.83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4R-1W_19-2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4336">
            <text:p>14336</text:p>
          </table:table-cell>
          <table:table-cell table:style-name="ACE-2" office:value-type="float" office:value="48">
            <text:p>48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950000000000003">
            <text:p>−97.95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4R-1W_23-2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4125">
            <text:p>14125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">
            <text:p>−98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4R-1W_23-2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4225">
            <text:p>14225</text:p>
          </table:table-cell>
          <table:table-cell table:style-name="ACE-2" office:value-type="float" office:value="58">
            <text:p>58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">
            <text:p>−98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4R-1W_28-3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4076">
            <text:p>14076</text:p>
          </table:table-cell>
          <table:table-cell table:style-name="ACE-2" office:value-type="float" office:value="48">
            <text:p>48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049999999999997">
            <text:p>−98.05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4R-1W_35-40B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4290">
            <text:p>14290</text:p>
          </table:table-cell>
          <table:table-cell table:style-name="ACE-2" office:value-type="float" office:value="61">
            <text:p>61</text:p>
          </table:table-cell>
          <table:table-cell table:style-name="ACE-0" office:value-type="string">
            <text:p>Coralline algae - aA1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129999999999995">
            <text:p>−98.13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4R-1W_35-40b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8463">
            <text:p>18463</text:p>
          </table:table-cell>
          <table:table-cell table:style-name="ACE-2" office:value-type="float" office:value="60">
            <text:p>60</text:p>
          </table:table-cell>
          <table:table-cell table:style-name="ACE-0" office:value-type="string">
            <text:p>Coralline algae - aA1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129999999999995">
            <text:p>−98.13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4R-1W_39-4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0343">
            <text:p>20343</text:p>
          </table:table-cell>
          <table:table-cell table:style-name="ACE-2" office:value-type="float" office:value="69">
            <text:p>69</text:p>
          </table:table-cell>
          <table:table-cell table:style-name="ACE-0" office:value-type="string">
            <text:p>Coral - Seriat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159999999999997">
            <text:p>−98.16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4R-1W_57-5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0500">
            <text:p>20500</text:p>
          </table:table-cell>
          <table:table-cell table:style-name="ACE-2" office:value-type="float" office:value="110">
            <text:p>110</text:p>
          </table:table-cell>
          <table:table-cell table:style-name="ACE-0" office:value-type="string">
            <text:p>Coral - Tubipora mus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329999999999998">
            <text:p>−98.33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4R-1W_60-6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9000">
            <text:p>1900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379999999999995">
            <text:p>−98.38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4R-1W_70-8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8452">
            <text:p>18452</text:p>
          </table:table-cell>
          <table:table-cell table:style-name="ACE-2" office:value-type="float" office:value="137">
            <text:p>137</text:p>
          </table:table-cell>
          <table:table-cell table:style-name="ACE-0" office:value-type="string">
            <text:p>Coralline algae - aA1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5">
            <text:p>−98.5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4R-1W_70-80B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9379">
            <text:p>19379</text:p>
          </table:table-cell>
          <table:table-cell table:style-name="ACE-2" office:value-type="float" office:value="97">
            <text:p>97</text:p>
          </table:table-cell>
          <table:table-cell table:style-name="ACE-0" office:value-type="string">
            <text:p>Coralline algae - aA1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5">
            <text:p>−98.5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4R-1W_70-80b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9419">
            <text:p>19419</text:p>
          </table:table-cell>
          <table:table-cell table:style-name="ACE-2" office:value-type="float" office:value="64">
            <text:p>64</text:p>
          </table:table-cell>
          <table:table-cell table:style-name="ACE-0" office:value-type="string">
            <text:p>Coralline algae - aA1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5">
            <text:p>−98.5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4R-1W_80-8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9229">
            <text:p>19229</text:p>
          </table:table-cell>
          <table:table-cell table:style-name="ACE-2" office:value-type="float" office:value="67">
            <text:p>67</text:p>
          </table:table-cell>
          <table:table-cell table:style-name="ACE-0" office:value-type="string">
            <text:p>Coralline algae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560000000000002">
            <text:p>−98.56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4R-1W_84-90A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9417">
            <text:p>19417</text:p>
          </table:table-cell>
          <table:table-cell table:style-name="ACE-2" office:value-type="float" office:value="61">
            <text:p>61</text:p>
          </table:table-cell>
          <table:table-cell table:style-name="ACE-0" office:value-type="string">
            <text:p>Coralline algae?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620000000000005">
            <text:p>−98.6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4R-1W_84-90Algae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9278">
            <text:p>19278</text:p>
          </table:table-cell>
          <table:table-cell table:style-name="ACE-2" office:value-type="float" office:value="123">
            <text:p>123</text:p>
          </table:table-cell>
          <table:table-cell table:style-name="ACE-0" office:value-type="string">
            <text:p>Coralline algae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620000000000005">
            <text:p>−98.6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5A-04R-1W_98-10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3911">
            <text:p>23911</text:p>
          </table:table-cell>
          <table:table-cell table:style-name="ACE-2" office:value-type="float" office:value="16">
            <text:p>16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760000000000005">
            <text:p>−98.76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4R-2W_106-11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9750">
            <text:p>197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9.920000000000002">
            <text:p>−99.9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4R-2W_140-14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1060">
            <text:p>2106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.25">
            <text:p>−100.25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4R-2W_150-15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9690">
            <text:p>196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oral - Tubipora musica or Merulinida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.31999999999999">
            <text:p>−100.3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4R-2W_23-3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0435">
            <text:p>2043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oral - Tubi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9.099999999999994">
            <text:p>−99.1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4R-2W_23-3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8450">
            <text:p>18450</text:p>
          </table:table-cell>
          <table:table-cell table:style-name="ACE-2" office:value-type="float" office:value="65">
            <text:p>65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9.099999999999994">
            <text:p>−99.1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4R-2W_9-1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9180">
            <text:p>1918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930000000000007">
            <text:p>−98.93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4R-2W_91-9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0005">
            <text:p>20005</text:p>
          </table:table-cell>
          <table:table-cell table:style-name="ACE-2" office:value-type="float" office:value="60">
            <text:p>6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9.739999999999995">
            <text:p>−99.74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5A-04R-2W_99-10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3974">
            <text:p>23974</text:p>
          </table:table-cell>
          <table:table-cell table:style-name="ACE-2" office:value-type="float" office:value="194">
            <text:p>194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9.840000000000003">
            <text:p>−99.84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4R-2WR_150-15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4190">
            <text:p>24190</text:p>
          </table:table-cell>
          <table:table-cell table:style-name="ACE-2" office:value-type="float" office:value="75">
            <text:p>75</text:p>
          </table:table-cell>
          <table:table-cell table:style-name="ACE-0" office:value-type="string">
            <text:p>Coral - Merulinida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.31999999999999">
            <text:p>−100.3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4R-2WR_150-15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0960">
            <text:p>20960</text:p>
          </table:table-cell>
          <table:table-cell table:style-name="ACE-2" office:value-type="float" office:value="65">
            <text:p>65</text:p>
          </table:table-cell>
          <table:table-cell table:style-name="ACE-0" office:value-type="string">
            <text:p>Coral - Tubipora mus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.31999999999999">
            <text:p>−100.3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5R-1W_2-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0680">
            <text:p>206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.77">
            <text:p>−100.77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5R-1W_34-3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0730">
            <text:p>20730</text:p>
          </table:table-cell>
          <table:table-cell table:style-name="ACE-2" office:value-type="float" office:value="65">
            <text:p>6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09999999999999">
            <text:p>−101.1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5R-1W_52-5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0255">
            <text:p>20255</text:p>
          </table:table-cell>
          <table:table-cell table:style-name="ACE-2" office:value-type="float" office:value="65">
            <text:p>6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3">
            <text:p>−101.3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5R-1W_74-7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1087">
            <text:p>21087</text:p>
          </table:table-cell>
          <table:table-cell table:style-name="ACE-2" office:value-type="float" office:value="74">
            <text:p>74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5">
            <text:p>−101.5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5R-1W_96-10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9178">
            <text:p>19178</text:p>
          </table:table-cell>
          <table:table-cell table:style-name="ACE-2" office:value-type="float" office:value="74">
            <text:p>74</text:p>
          </table:table-cell>
          <table:table-cell table:style-name="ACE-0" office:value-type="string">
            <text:p>Coralline algae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73">
            <text:p>−101.73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5R-2W_0-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2705">
            <text:p>22705</text:p>
          </table:table-cell>
          <table:table-cell table:style-name="ACE-2" office:value-type="float" office:value="65">
            <text:p>6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98">
            <text:p>−101.98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5R-2W_24-3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0725">
            <text:p>20725</text:p>
          </table:table-cell>
          <table:table-cell table:style-name="ACE-2" office:value-type="float" office:value="95">
            <text:p>9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2.22">
            <text:p>−102.22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5R-2W_26-2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1440">
            <text:p>2144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Coralline algae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2.2">
            <text:p>−102.2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5R-2W_49-5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1585">
            <text:p>21585</text:p>
          </table:table-cell>
          <table:table-cell table:style-name="ACE-2" office:value-type="float" office:value="100">
            <text:p>10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2.47">
            <text:p>−102.47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5A-05R-3W_0-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4800">
            <text:p>24800</text:p>
          </table:table-cell>
          <table:table-cell table:style-name="ACE-2" office:value-type="float" office:value="300">
            <text:p>300</text:p>
          </table:table-cell>
          <table:table-cell table:style-name="ACE-0" office:value-type="string">
            <text:p>Coral - Pocill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2.69">
            <text:p>−102.6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5R-CCW_0-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1830">
            <text:p>21830</text:p>
          </table:table-cell>
          <table:table-cell table:style-name="ACE-2" office:value-type="float" office:value="120">
            <text:p>120</text:p>
          </table:table-cell>
          <table:table-cell table:style-name="ACE-0" office:value-type="string">
            <text:p>Coralline algae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2.69">
            <text:p>−102.6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6R-1W_0-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3790">
            <text:p>23790</text:p>
          </table:table-cell>
          <table:table-cell table:style-name="ACE-2" office:value-type="float" office:value="75">
            <text:p>7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3.27">
            <text:p>−103.27</text:p>
          </table:table-cell>
          <table:table-cell table:style-name="ACE-0" office:value-type="float" office:value="5.6100000000000003">
            <text:p>5.61</text:p>
          </table:table-cell>
          <table:table-cell table:style-name="ACE-0" office:value-type="float" office:value="5.6100000000000003">
            <text:p>5.61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6R-1W_31-3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1930">
            <text:p>21930</text:p>
          </table:table-cell>
          <table:table-cell table:style-name="ACE-2" office:value-type="float" office:value="105">
            <text:p>10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3.56999999999999">
            <text:p>−103.57</text:p>
          </table:table-cell>
          <table:table-cell table:style-name="ACE-0" office:value-type="float" office:value="5.6100000000000003">
            <text:p>5.61</text:p>
          </table:table-cell>
          <table:table-cell table:style-name="ACE-0" office:value-type="float" office:value="5.6100000000000003">
            <text:p>5.61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5A-06R-1W_3-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4099">
            <text:p>24099</text:p>
          </table:table-cell>
          <table:table-cell table:style-name="ACE-2" office:value-type="float" office:value="146">
            <text:p>146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3.3">
            <text:p>−103.3</text:p>
          </table:table-cell>
          <table:table-cell table:style-name="ACE-0" office:value-type="float" office:value="5.6100000000000003">
            <text:p>5.61</text:p>
          </table:table-cell>
          <table:table-cell table:style-name="ACE-0" office:value-type="float" office:value="5.6100000000000003">
            <text:p>5.61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6R-1W_48-5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2340">
            <text:p>2234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3.75">
            <text:p>−103.75</text:p>
          </table:table-cell>
          <table:table-cell table:style-name="ACE-0" office:value-type="float" office:value="5.6100000000000003">
            <text:p>5.61</text:p>
          </table:table-cell>
          <table:table-cell table:style-name="ACE-0" office:value-type="float" office:value="5.6100000000000003">
            <text:p>5.61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5A-06R-CCW_0-1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7236">
            <text:p>27236</text:p>
          </table:table-cell>
          <table:table-cell table:style-name="ACE-2" office:value-type="float" office:value="76">
            <text:p>76</text:p>
          </table:table-cell>
          <table:table-cell table:style-name="ACE-0" office:value-type="string">
            <text:p>Coral - Goniopora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4.13">
            <text:p>−104.13</text:p>
          </table:table-cell>
          <table:table-cell table:style-name="ACE-0" office:value-type="float" office:value="5.6100000000000003">
            <text:p>5.61</text:p>
          </table:table-cell>
          <table:table-cell table:style-name="ACE-0" office:value-type="float" office:value="5.6100000000000003">
            <text:p>5.61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5A-06R-CCW_0-1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7447">
            <text:p>27447</text:p>
          </table:table-cell>
          <table:table-cell table:style-name="ACE-0" office:value-type="float" office:value="63">
            <text:p>63</text:p>
          </table:table-cell>
          <table:table-cell table:style-name="ACE-0" office:value-type="string">
            <text:p>Coral - Goniopora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4.13">
            <text:p>−104.13</text:p>
          </table:table-cell>
          <table:table-cell table:style-name="ACE-0" office:value-type="float" office:value="5.6100000000000003">
            <text:p>5.61</text:p>
          </table:table-cell>
          <table:table-cell table:style-name="ACE-0" office:value-type="float" office:value="5.6100000000000003">
            <text:p>5.61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7R-1W_17-1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2264">
            <text:p>22264</text:p>
          </table:table-cell>
          <table:table-cell table:style-name="ACE-2" office:value-type="float" office:value="84">
            <text:p>84</text:p>
          </table:table-cell>
          <table:table-cell table:style-name="ACE-0" office:value-type="string">
            <text:p>Bioclast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1.92">
            <text:p>−111.92</text:p>
          </table:table-cell>
          <table:table-cell table:style-name="ACE-0" office:value-type="float" office:value="2.75">
            <text:p>2.75</text:p>
          </table:table-cell>
          <table:table-cell table:style-name="ACE-0" office:value-type="float" office:value="2.75">
            <text:p>2.75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6A-01R-1W_108-11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1560">
            <text:p>115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line algae - aA2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75.950000000000003">
            <text:p>−75.95</text:p>
          </table:table-cell>
          <table:table-cell table:style-name="ACE-0" office:value-type="float" office:value="10.07">
            <text:p>10.07</text:p>
          </table:table-cell>
          <table:table-cell table:style-name="ACE-0" office:value-type="float" office:value="10.07">
            <text:p>10.07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6A-01R-1W_121-12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1760">
            <text:p>11760</text:p>
          </table:table-cell>
          <table:table-cell table:style-name="ACE-2" office:value-type="float" office:value="60">
            <text:p>60</text:p>
          </table:table-cell>
          <table:table-cell table:style-name="ACE-0" office:value-type="string">
            <text:p>Coralline algae - aA2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76.069999999999993">
            <text:p>−76.07</text:p>
          </table:table-cell>
          <table:table-cell table:style-name="ACE-0" office:value-type="float" office:value="10.07">
            <text:p>10.07</text:p>
          </table:table-cell>
          <table:table-cell table:style-name="ACE-0" office:value-type="float" office:value="10.07">
            <text:p>10.07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6A-01R-1W_121-12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146">
            <text:p>13146</text:p>
          </table:table-cell>
          <table:table-cell table:style-name="ACE-2" office:value-type="float" office:value="66">
            <text:p>66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76.090000000000003">
            <text:p>−76.09</text:p>
          </table:table-cell>
          <table:table-cell table:style-name="ACE-0" office:value-type="float" office:value="10.07">
            <text:p>10.07</text:p>
          </table:table-cell>
          <table:table-cell table:style-name="ACE-0" office:value-type="float" office:value="10.07">
            <text:p>10.07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6A-01R-1W_136-14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2677">
            <text:p>12677</text:p>
          </table:table-cell>
          <table:table-cell table:style-name="ACE-2" office:value-type="float" office:value="66">
            <text:p>66</text:p>
          </table:table-cell>
          <table:table-cell table:style-name="ACE-0" office:value-type="string">
            <text:p>Coral - Acropora (humilis gpr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76.230000000000004">
            <text:p>−76.23</text:p>
          </table:table-cell>
          <table:table-cell table:style-name="ACE-0" office:value-type="float" office:value="10.07">
            <text:p>10.07</text:p>
          </table:table-cell>
          <table:table-cell table:style-name="ACE-0" office:value-type="float" office:value="10.07">
            <text:p>10.07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6A-01R-1W_32-3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0870">
            <text:p>1087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line algae - aA3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4.189999999999998">
            <text:p>−64.19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6A-01R-1W_38-4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1170">
            <text:p>1117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line algae - aA3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4.25">
            <text:p>−64.25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6A-01R-1W_51-5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1670">
            <text:p>116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oral - Monti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4.370000000000005">
            <text:p>−64.37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6A-01R-1W_57-6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1180">
            <text:p>111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line algae - aA2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75.439999999999998">
            <text:p>−75.44</text:p>
          </table:table-cell>
          <table:table-cell table:style-name="ACE-0" office:value-type="float" office:value="10.07">
            <text:p>10.07</text:p>
          </table:table-cell>
          <table:table-cell table:style-name="ACE-0" office:value-type="float" office:value="10.07">
            <text:p>10.07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6A-01R-1W_91-9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366">
            <text:p>13366</text:p>
          </table:table-cell>
          <table:table-cell table:style-name="ACE-2" office:value-type="float" office:value="111">
            <text:p>111</text:p>
          </table:table-cell>
          <table:table-cell table:style-name="ACE-0" office:value-type="string">
            <text:p>Coral - Porites/Monti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75.769999999999996">
            <text:p>−75.77</text:p>
          </table:table-cell>
          <table:table-cell table:style-name="ACE-0" office:value-type="float" office:value="10.07">
            <text:p>10.07</text:p>
          </table:table-cell>
          <table:table-cell table:style-name="ACE-0" office:value-type="float" office:value="10.07">
            <text:p>10.07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6A-01R-1W_93-9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1440">
            <text:p>114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oralline algae - aA2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75.799999999999997">
            <text:p>−75.8</text:p>
          </table:table-cell>
          <table:table-cell table:style-name="ACE-0" office:value-type="float" office:value="10.07">
            <text:p>10.07</text:p>
          </table:table-cell>
          <table:table-cell table:style-name="ACE-0" office:value-type="float" office:value="10.07">
            <text:p>10.07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6A-01R-2W_0-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3789">
            <text:p>13789</text:p>
          </table:table-cell>
          <table:table-cell table:style-name="ACE-0" office:value-type="float" office:value="58">
            <text:p>58</text:p>
          </table:table-cell>
          <table:table-cell table:style-name="ACE-0" office:value-type="string">
            <text:p>Coral - Platygy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71.370000000000005">
            <text:p>−71.37</text:p>
          </table:table-cell>
          <table:table-cell table:style-name="ACE-0" office:value-type="float" office:value="15.050000000000001">
            <text:p>15.05</text:p>
          </table:table-cell>
          <table:table-cell table:style-name="ACE-0" office:value-type="float" office:value="15.050000000000001">
            <text:p>15.05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6A-02R-1W_10-1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2320">
            <text:p>123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2.980000000000004">
            <text:p>−82.98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6A-02R-1W_13-1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720">
            <text:p>13720</text:p>
          </table:table-cell>
          <table:table-cell table:style-name="ACE-2" office:value-type="float" office:value="71">
            <text:p>71</text:p>
          </table:table-cell>
          <table:table-cell table:style-name="ACE-0" office:value-type="string">
            <text:p>Coral - Cyphastre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3.010000000000005">
            <text:p>−83.01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6A-02R-1W_27-3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2657">
            <text:p>12657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Coral - Cyphast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3.140000000000001">
            <text:p>−83.14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6A-02R-1W_56-60Algae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2828">
            <text:p>12828</text:p>
          </table:table-cell>
          <table:table-cell table:style-name="ACE-2" office:value-type="float" office:value="44">
            <text:p>44</text:p>
          </table:table-cell>
          <table:table-cell table:style-name="ACE-0" office:value-type="string">
            <text:p>Coralline algae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3.430000000000007">
            <text:p>−83.43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6A-02R-1W_56-60Coral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2711">
            <text:p>12711</text:p>
          </table:table-cell>
          <table:table-cell table:style-name="ACE-0" office:value-type="float" office:value="53">
            <text:p>53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3.430000000000007">
            <text:p>−83.43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6A-02R-1W_58-6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2670">
            <text:p>1267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3.480000000000004">
            <text:p>−83.48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6A-02R-1W_6-1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1950">
            <text:p>1195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2.950000000000003">
            <text:p>−82.95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6A-02R-1W_80-8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7160">
            <text:p>17160</text:p>
          </table:table-cell>
          <table:table-cell table:style-name="ACE-2" office:value-type="float" office:value="65">
            <text:p>65</text:p>
          </table:table-cell>
          <table:table-cell table:style-name="ACE-0" office:value-type="string">
            <text:p>Bioclast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88.659999999999997">
            <text:p>−88.66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6A-13R-1W_13-1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5732">
            <text:p>25732</text:p>
          </table:table-cell>
          <table:table-cell table:style-name="ACE-2" office:value-type="float" office:value="125">
            <text:p>125</text:p>
          </table:table-cell>
          <table:table-cell table:style-name="ACE-0" office:value-type="string">
            <text:p>Coral - Galaxea astre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6.47">
            <text:p>−116.47</text:p>
          </table:table-cell>
          <table:table-cell table:style-name="ACE-0" office:value-type="float" office:value="2.3900000000000001">
            <text:p>2.39</text:p>
          </table:table-cell>
          <table:table-cell table:style-name="ACE-0" office:value-type="float" office:value="2.3900000000000001">
            <text:p>2.39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1R-1W_0-9B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7381">
            <text:p>7381</text:p>
          </table:table-cell>
          <table:table-cell table:style-name="ACE-2" office:value-type="float" office:value="92">
            <text:p>92</text:p>
          </table:table-cell>
          <table:table-cell table:style-name="ACE-0" office:value-type="string">
            <text:p>Coralline algae - aA4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26.59">
            <text:p>−26.59</text:p>
          </table:table-cell>
          <table:table-cell table:style-name="ACE-0" office:value-type="float" office:value="41.07">
            <text:p>41.07</text:p>
          </table:table-cell>
          <table:table-cell table:style-name="ACE-0" office:value-type="float" office:value="41.07">
            <text:p>41.07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1R-1W_27-33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7493">
            <text:p>7493</text:p>
          </table:table-cell>
          <table:table-cell table:style-name="ACE-2" office:value-type="float" office:value="51">
            <text:p>51</text:p>
          </table:table-cell>
          <table:table-cell table:style-name="ACE-0" office:value-type="string">
            <text:p>Coralline algae - aA4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26.850000000000001">
            <text:p>−26.85</text:p>
          </table:table-cell>
          <table:table-cell table:style-name="ACE-0" office:value-type="float" office:value="41.07">
            <text:p>41.07</text:p>
          </table:table-cell>
          <table:table-cell table:style-name="ACE-0" office:value-type="float" office:value="41.07">
            <text:p>41.07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1R-1W_27-33B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8044">
            <text:p>8044</text:p>
          </table:table-cell>
          <table:table-cell table:style-name="ACE-2" office:value-type="float" office:value="91">
            <text:p>91</text:p>
          </table:table-cell>
          <table:table-cell table:style-name="ACE-0" office:value-type="string">
            <text:p>Coralline algae - aA4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26.850000000000001">
            <text:p>−26.85</text:p>
          </table:table-cell>
          <table:table-cell table:style-name="ACE-0" office:value-type="float" office:value="41.07">
            <text:p>41.07</text:p>
          </table:table-cell>
          <table:table-cell table:style-name="ACE-0" office:value-type="float" office:value="41.07">
            <text:p>41.07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1R-1W_4-9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8064">
            <text:p>8064</text:p>
          </table:table-cell>
          <table:table-cell table:style-name="ACE-2" office:value-type="float" office:value="226">
            <text:p>226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26.609999999999999">
            <text:p>−26.61</text:p>
          </table:table-cell>
          <table:table-cell table:style-name="ACE-0" office:value-type="float" office:value="41.07">
            <text:p>41.07</text:p>
          </table:table-cell>
          <table:table-cell table:style-name="ACE-0" office:value-type="float" office:value="41.07">
            <text:p>41.07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1R-1W_53-56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8567">
            <text:p>8567</text:p>
          </table:table-cell>
          <table:table-cell table:style-name="ACE-2" office:value-type="float" office:value="102">
            <text:p>102</text:p>
          </table:table-cell>
          <table:table-cell table:style-name="ACE-0" office:value-type="string">
            <text:p>Coral - Dipsast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27.09">
            <text:p>−27.09</text:p>
          </table:table-cell>
          <table:table-cell table:style-name="ACE-0" office:value-type="float" office:value="41.07">
            <text:p>41.07</text:p>
          </table:table-cell>
          <table:table-cell table:style-name="ACE-0" office:value-type="float" office:value="41.07">
            <text:p>41.07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1R-1W_9-13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8177">
            <text:p>8177</text:p>
          </table:table-cell>
          <table:table-cell table:style-name="ACE-0" office:value-type="float" office:value="91">
            <text:p>91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26.66">
            <text:p>−26.66</text:p>
          </table:table-cell>
          <table:table-cell table:style-name="ACE-0" office:value-type="float" office:value="41.07">
            <text:p>41.07</text:p>
          </table:table-cell>
          <table:table-cell table:style-name="ACE-0" office:value-type="float" office:value="41.07">
            <text:p>41.07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2R-1W_118-124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0698">
            <text:p>10698</text:p>
          </table:table-cell>
          <table:table-cell table:style-name="ACE-2" office:value-type="float" office:value="140">
            <text:p>140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46.759999999999998">
            <text:p>−46.76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2R-1W_17-27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0437">
            <text:p>10437</text:p>
          </table:table-cell>
          <table:table-cell table:style-name="ACE-2" office:value-type="float" office:value="83">
            <text:p>83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45.770000000000003">
            <text:p>−45.77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2R-1W_4-13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9145">
            <text:p>914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line algae?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45.630000000000003">
            <text:p>−45.63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2R-1W_4-13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9286">
            <text:p>9286</text:p>
          </table:table-cell>
          <table:table-cell table:style-name="ACE-2" office:value-type="float" office:value="57">
            <text:p>57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45.630000000000003">
            <text:p>−45.63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2R-1W_4-13B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9608">
            <text:p>9608</text:p>
          </table:table-cell>
          <table:table-cell table:style-name="ACE-2" office:value-type="float" office:value="46">
            <text:p>46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45.630000000000003">
            <text:p>−45.63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2R-1W_60-78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0370">
            <text:p>10370</text:p>
          </table:table-cell>
          <table:table-cell table:style-name="ACE-2" office:value-type="float" office:value="74">
            <text:p>74</text:p>
          </table:table-cell>
          <table:table-cell table:style-name="ACE-0" office:value-type="string">
            <text:p>Coral - Monti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46.240000000000002">
            <text:p>−46.24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3R-1W_5-8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9670">
            <text:p>967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47.109999999999999">
            <text:p>−47.11</text:p>
          </table:table-cell>
          <table:table-cell table:style-name="ACE-0" office:value-type="float" office:value="5.75">
            <text:p>5.75</text:p>
          </table:table-cell>
          <table:table-cell table:style-name="ACE-0" office:value-type="float" office:value="5.75">
            <text:p>5.75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3R-1W_8-12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9840">
            <text:p>984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47.149999999999999">
            <text:p>−47.15</text:p>
          </table:table-cell>
          <table:table-cell table:style-name="ACE-0" office:value-type="float" office:value="5.75">
            <text:p>5.75</text:p>
          </table:table-cell>
          <table:table-cell table:style-name="ACE-0" office:value-type="float" office:value="5.75">
            <text:p>5.75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3R-1W_8-12B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9884">
            <text:p>9884</text:p>
          </table:table-cell>
          <table:table-cell table:style-name="ACE-2" office:value-type="float" office:value="46">
            <text:p>46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47.149999999999999">
            <text:p>−47.15</text:p>
          </table:table-cell>
          <table:table-cell table:style-name="ACE-0" office:value-type="float" office:value="5.75">
            <text:p>5.75</text:p>
          </table:table-cell>
          <table:table-cell table:style-name="ACE-0" office:value-type="float" office:value="5.75">
            <text:p>5.75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4R-1W_101-113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1875">
            <text:p>11875</text:p>
          </table:table-cell>
          <table:table-cell table:style-name="ACE-2" office:value-type="float" office:value="56">
            <text:p>56</text:p>
          </table:table-cell>
          <table:table-cell table:style-name="ACE-0" office:value-type="string">
            <text:p>Coral - Acropora (humilis gpr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3.619999999999997">
            <text:p>−53.62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4R-1W_15-22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0190">
            <text:p>10190</text:p>
          </table:table-cell>
          <table:table-cell table:style-name="ACE-2" office:value-type="float" office:value="55">
            <text:p>5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2.729999999999997">
            <text:p>−52.73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4R-1W_15-22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1276">
            <text:p>11276</text:p>
          </table:table-cell>
          <table:table-cell table:style-name="ACE-2" office:value-type="float" office:value="53">
            <text:p>53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2.729999999999997">
            <text:p>−52.73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4R-1W_33-39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0345">
            <text:p>10345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2.909999999999997">
            <text:p>−52.91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4R-1W_34-36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0340">
            <text:p>1034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2.899999999999999">
            <text:p>−52.9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4R-1W_40-46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1440">
            <text:p>11440</text:p>
          </table:table-cell>
          <table:table-cell table:style-name="ACE-2" office:value-type="float" office:value="58">
            <text:p>58</text:p>
          </table:table-cell>
          <table:table-cell table:style-name="ACE-0" office:value-type="string">
            <text:p>Coral - Acropora (humilis gpr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2.979999999999997">
            <text:p>−52.98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4R-1W_54-55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0320">
            <text:p>103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3.090000000000003">
            <text:p>−53.09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4R-1W_5-7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0140">
            <text:p>1014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 - Acroporida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2.609999999999999">
            <text:p>−52.61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4R-1W_60-66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1385">
            <text:p>11385</text:p>
          </table:table-cell>
          <table:table-cell table:style-name="ACE-0" office:value-type="float" office:value="54">
            <text:p>54</text:p>
          </table:table-cell>
          <table:table-cell table:style-name="ACE-0" office:value-type="string">
            <text:p>Coral - Acropora (humilis gpr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3.18">
            <text:p>−53.18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4R-1W_68-71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0280">
            <text:p>1028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3.240000000000002">
            <text:p>−53.24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4R-1W_78-88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1655">
            <text:p>11655</text:p>
          </table:table-cell>
          <table:table-cell table:style-name="ACE-2" office:value-type="float" office:value="59">
            <text:p>59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3.380000000000003">
            <text:p>−53.38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4R-1W_92-94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0610">
            <text:p>106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3.479999999999997">
            <text:p>−53.48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5R-1W_100-107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2293">
            <text:p>12293</text:p>
          </table:table-cell>
          <table:table-cell table:style-name="ACE-2" office:value-type="float" office:value="197">
            <text:p>197</text:p>
          </table:table-cell>
          <table:table-cell table:style-name="ACE-0" office:value-type="string">
            <text:p>Coral - Isopora/Acropora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6.579999999999998">
            <text:p>−56.58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5R-1W_115-122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2328">
            <text:p>12328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6.229999999999997">
            <text:p>−56.23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5R-1W_126-133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2317">
            <text:p>12317</text:p>
          </table:table-cell>
          <table:table-cell table:style-name="ACE-2" office:value-type="float" office:value="73">
            <text:p>73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6.840000000000003">
            <text:p>−56.84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5R-1W_1-3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1746">
            <text:p>11746</text:p>
          </table:table-cell>
          <table:table-cell table:style-name="ACE-2" office:value-type="float" office:value="54">
            <text:p>54</text:p>
          </table:table-cell>
          <table:table-cell table:style-name="ACE-0" office:value-type="string">
            <text:p>Coral - Isopora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5.57">
            <text:p>−55.57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5R-1W_17-26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1839">
            <text:p>11839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5.770000000000003">
            <text:p>−55.77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5R-1W_20-25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0530">
            <text:p>1053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5.770000000000003">
            <text:p>−55.77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5R-1W_27-35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1888">
            <text:p>11888</text:p>
          </table:table-cell>
          <table:table-cell table:style-name="ACE-2" office:value-type="float" office:value="56">
            <text:p>56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5.859999999999999">
            <text:p>−55.86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5R-1W_45-46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1875">
            <text:p>11875</text:p>
          </table:table-cell>
          <table:table-cell table:style-name="ACE-2" office:value-type="float" office:value="55">
            <text:p>55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6">
            <text:p>−56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5R-1W_49-53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1900">
            <text:p>11900</text:p>
          </table:table-cell>
          <table:table-cell table:style-name="ACE-2" office:value-type="float" office:value="56">
            <text:p>56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6.060000000000002">
            <text:p>−56.06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5R-1W_53-62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1884">
            <text:p>11884</text:p>
          </table:table-cell>
          <table:table-cell table:style-name="ACE-2" office:value-type="float" office:value="61">
            <text:p>61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6.130000000000003">
            <text:p>−56.13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5R-1W_5-8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1804">
            <text:p>11804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Coral - Isopora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5.609999999999999">
            <text:p>−55.6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5R-1W_61-65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1829">
            <text:p>11829</text:p>
          </table:table-cell>
          <table:table-cell table:style-name="ACE-2" office:value-type="float" office:value="319">
            <text:p>319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6.18">
            <text:p>−56.18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5R-1W_61-65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0600">
            <text:p>10600</text:p>
          </table:table-cell>
          <table:table-cell table:style-name="ACE-2" office:value-type="float" office:value="60">
            <text:p>6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6.18">
            <text:p>−56.18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5R-1W_98-100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0640">
            <text:p>10640</text:p>
          </table:table-cell>
          <table:table-cell table:style-name="ACE-2" office:value-type="float" office:value="60">
            <text:p>6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6.539999999999999">
            <text:p>−56.54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6R-1W_0-4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0890">
            <text:p>1089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8.57">
            <text:p>−58.57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6R-1W_103-114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2586">
            <text:p>12586</text:p>
          </table:table-cell>
          <table:table-cell table:style-name="ACE-2" office:value-type="float" office:value="90">
            <text:p>9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9.630000000000003">
            <text:p>−59.63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6R-1W_103-114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1050">
            <text:p>1105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9.630000000000003">
            <text:p>−59.63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6R-1W_120-122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1360">
            <text:p>1136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 - Acroporida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9.759999999999998">
            <text:p>−59.7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6R-1W_16-24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2638">
            <text:p>12638</text:p>
          </table:table-cell>
          <table:table-cell table:style-name="ACE-2" office:value-type="float" office:value="64">
            <text:p>64</text:p>
          </table:table-cell>
          <table:table-cell table:style-name="ACE-0" office:value-type="string">
            <text:p>Coral - Acropora (humilis gpr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8.75">
            <text:p>−58.75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6R-1W_39-42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1080">
            <text:p>1108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 - Dipsastre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8.950000000000003">
            <text:p>−58.95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6R-1W_40-47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0990">
            <text:p>109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8.979999999999997">
            <text:p>−58.98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6R-1W_4-8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1010">
            <text:p>1101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Coral - Pocill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8.609999999999999">
            <text:p>−58.61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6R-1W_80-92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2758">
            <text:p>12758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oral - Acropora (humilis gpr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9.409999999999997">
            <text:p>−59.41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6R-2W_10-16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2831">
            <text:p>12831</text:p>
          </table:table-cell>
          <table:table-cell table:style-name="ACE-2" office:value-type="float" office:value="77">
            <text:p>77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0.039999999999999">
            <text:p>−60.04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6R-2W_53-60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2819">
            <text:p>12819</text:p>
          </table:table-cell>
          <table:table-cell table:style-name="ACE-2" office:value-type="float" office:value="61">
            <text:p>61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0.469999999999999">
            <text:p>−60.47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6R-2W_66-80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2767">
            <text:p>12767</text:p>
          </table:table-cell>
          <table:table-cell table:style-name="ACE-2" office:value-type="float" office:value="64">
            <text:p>64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0.640000000000001">
            <text:p>−60.64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7R-1W_33-37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2967">
            <text:p>12967</text:p>
          </table:table-cell>
          <table:table-cell table:style-name="ACE-2" office:value-type="float" office:value="67">
            <text:p>67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9.399999999999999">
            <text:p>−59.4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 table:number-rows-repeated="329">
          <table:table-cell table:number-columns-repeated="256"/>
        </table:table-row>
        <table:table-row table:style-name="AROW-0" table:number-rows-repeated="64952">
          <table:table-cell table:number-columns-repeated="256"/>
        </table:table-row>
        <table:table-row table:style-name="AROW-0">
          <table:table-cell table:number-columns-repeated="253" table:style-name="ACE-0"/>
          <table:table-cell table:number-columns-repeated="3" table:style-name="Gnumeric-default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5" gnm:cursor-row="7">
          <gnm:selection gnm:start-col="5" gnm:start-row="7" gnm:end-col="5" gnm:end-row="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1-08-03T04:34:18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